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Kaiti" svg:font-family="STKaiti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 fo:line-height="115%"/>
      <style:text-properties style:font-name="STKaiti" fo:font-size="15pt" style:font-name-asian="STKaiti" style:font-size-asian="15pt" style:font-size-complex="15pt"/>
    </style:style>
    <style:style style:name="P2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73e38" style:font-name-asian="STKaiti" style:font-size-asian="15pt" style:font-size-complex="15pt"/>
    </style:style>
    <style:style style:name="P3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8bc9d" style:font-name-asian="STKaiti" style:font-size-asian="15pt" style:font-size-complex="15pt"/>
    </style:style>
    <style:style style:name="P4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b3994" style:font-name-asian="STKaiti" style:font-size-asian="15pt" style:font-size-complex="15pt"/>
    </style:style>
    <style:style style:name="P5" style:family="paragraph" style:parent-style-name="Standard">
      <style:paragraph-properties fo:margin-top="0.199cm" fo:margin-bottom="0cm" style:contextual-spacing="false" fo:line-height="115%"/>
      <style:text-properties style:font-name="STKaiti" fo:font-size="16pt" style:font-name-asian="STKaiti" style:font-size-asian="16pt" style:font-size-complex="16pt"/>
    </style:style>
    <style:style style:name="P6" style:family="paragraph" style:parent-style-name="Text_20_body">
      <style:paragraph-properties fo:margin-top="0.199cm" fo:margin-bottom="0cm" style:contextual-spacing="false"/>
    </style:style>
    <style:style style:name="P7" style:family="paragraph" style:parent-style-name="Text_20_body">
      <style:paragraph-properties fo:margin-top="0.199cm" fo:margin-bottom="0cm" style:contextual-spacing="false"/>
      <style:text-properties style:font-name="STKaiti" fo:font-size="16pt" style:font-name-asian="STKaiti" style:font-size-asian="16pt" style:font-size-complex="16pt"/>
    </style:style>
    <style:style style:name="P8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341b1" style:font-name-asian="STKaiti" style:font-size-asian="15pt" style:font-size-complex="15pt"/>
    </style:style>
    <style:style style:name="P9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50305" style:font-name-asian="STKaiti" style:font-size-asian="15pt" style:font-size-complex="15pt"/>
    </style:style>
    <style:style style:name="P10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6d428" style:font-name-asian="STKaiti" style:font-size-asian="15pt" style:font-size-complex="15pt"/>
    </style:style>
    <style:style style:name="P11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7cec7" style:font-name-asian="STKaiti" style:font-size-asian="15pt" style:font-size-complex="15pt"/>
    </style:style>
    <style:style style:name="P12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98fe8" style:font-name-asian="STKaiti" style:font-size-asian="15pt" style:font-size-complex="15pt"/>
    </style:style>
    <style:style style:name="P13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2e266b" style:font-name-asian="STKaiti" style:font-size-asian="15pt" style:font-size-complex="15pt"/>
    </style:style>
    <style:style style:name="P14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a86c9" style:font-name-asian="STKaiti" style:font-size-asian="15pt" style:font-size-complex="15pt"/>
    </style:style>
    <style:style style:name="P15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rsid="002f72a0" officeooo:paragraph-rsid="002f72a0" style:font-name-asian="STKaiti" style:font-size-asian="15pt" style:font-size-complex="15pt"/>
    </style:style>
    <style:style style:name="T1" style:family="text">
      <style:text-properties style:font-name="STKaiti" fo:font-size="16pt" style:font-name-asian="STKaiti" style:font-size-asian="16pt" style:font-size-complex="16pt"/>
    </style:style>
    <style:style style:name="T2" style:family="text">
      <style:text-properties officeooo:rsid="00235a4d"/>
    </style:style>
    <style:style style:name="T3" style:family="text">
      <style:text-properties officeooo:rsid="00248ea1"/>
    </style:style>
    <style:style style:name="T4" style:family="text">
      <style:text-properties officeooo:rsid="00250305"/>
    </style:style>
    <style:style style:name="T5" style:family="text">
      <style:text-properties officeooo:rsid="0026d428"/>
    </style:style>
    <style:style style:name="T6" style:family="text">
      <style:text-properties officeooo:rsid="0027cec7"/>
    </style:style>
    <style:style style:name="T7" style:family="text">
      <style:text-properties officeooo:rsid="00291de5"/>
    </style:style>
    <style:style style:name="T8" style:family="text">
      <style:text-properties officeooo:rsid="00298fe8"/>
    </style:style>
    <style:style style:name="T9" style:family="text">
      <style:text-properties officeooo:rsid="002afc5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db86f"/>
    </style:style>
    <style:style style:name="T12" style:family="text">
      <style:text-properties officeooo:rsid="002e266b"/>
    </style:style>
    <style:style style:name="T13" style:family="text">
      <style:text-properties officeooo:rsid="002e7a45"/>
    </style:style>
    <style:style style:name="T14" style:family="text">
      <style:text-properties officeooo:rsid="002f7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uvelle <text:span text:style-name="T14">traduction, décembre 2024 : </text:span></text:h>
      <text:p text:style-name="P1">从前，在我们那里，当有人去世时，这是全村的大事，对吧！</text:p>
      <text:p text:style-name="P1">如果一个老人晚上去世了，我们第二天早上就去找和尚。和尚到家以后，我们就会把消息传遍整个村子。所说的“村子”或“周围”，指的就是整个村庄。那天早上，死者的儿子们会挨家挨户拜访，家家磕头。他们会宣告：“唉呀！我母亲不在了！”</text:p>
      <text:p text:style-name="P1">所有人都会参与葬礼。可能有十二户来自阿拉瓦村的家庭来帮忙组织葬礼；也可能有二十户，甚至三十户、四十户家庭响应，过来帮忙！每户人家都会派一个人来出力。（注：死者的家人负责葬礼的物质和经济事务，但不参与实际操作，例如烹饪、洗碗或打扫。）</text:p>
      <text:p text:style-name="P1">和尚会诵经！接着，就要准备遗体。我们用摩梭语把这叫做“做准备”。在村里的年轻人中，有一位懂得所有流程的男人：他知道如何给遗体清洗。如果死者是个女人，这个有经验的年轻男人会给她清洗，梳头发。在我们那里，如果女性去世，是由男人负责清洗遗体。这与汉族的习俗不同：我们那边不能由女性为另一位女性做这些准备工作，必须是一个年轻男人来做。</text:p>
      <text:p text:style-name="P1">在摩梭人的房子里，有一个地方叫做lhideemae，就在门后的区域，对吧！（注：这是主房间的一部分，位于门口和火塘之间；与火塘不同，这里的地面没有铺设木板。）当有人去世时，就将遗体放在这里清洗！然后将遗体移至火塘的上方。（注：在火塘旁边，男性的一侧，有一个长凳，可以用作床。这是遗体最初被放置的地方。这个长凳正好位于通往“独帕”（粮仓）的门旁边，遗体随后会被暂时埋葬在那儿：见下文。）在摩梭人中，死者被放置在主房间中我们称为ggegho的地方。洗净后，会有一位年轻的叔叔来，他懂得如何将遗体捆绑成坐姿。他知道如何把腿绑起来，如何绑住胳膊。他会向其他人解释！（注：四个男人会一起完成这项任务；其中一人必须有经验，其余三人借此学习。）</text:p>
      <text:p text:style-name="P2">他们四个年轻人会一起把遗体捆绑好。（注：四肢会被绑好，双臂交叉于胸前，双腿也折叠于胸前，头部低垂。詹承绪、王承权、李近春、刘龙初于1980年在上海人民出版社发表的《永宁纳西族的阿注婚姻和母系家庭》一书中第269页有相关照片。）</text:p>
      <text:p text:style-name="P1">捆绑遗体时，他们使用亚麻布。我们家里都会存有专门用于此的亚麻布！需要十二臂展的长度。我们用双臂展开的长度来测量所需布料的长度。按照传统，遗体会用一条长达十二臂展的布条捆绑！亚麻布的宽度大约只有这么宽（约25厘米），然后再撕成两半，形成一条长条布带（宽约10厘米），并将其拧成绳状。接着，将遗体捆绑紧密；完成后，让遗体坐着。我们不会像汉族那样让遗体平躺。我们会让其坐着！接着，我们用白色棉布，十分洁白的棉布，缝制一个大口袋，把遗体放进去。然后封好袋口。</text:p>
      <text:p text:style-name="P3"><text:soft-page-break/>随后，将遗体移至粮仓‘独帕’，并暂时埋葬在那里。摩梭人家中的‘独帕’是放置遗体的地方。（注：这是一个与火塘相连的房间，通常用来储存食物。）接着，在用作粮仓的房间里挖一个墓穴，将遗体放进去。我们会用一个大锅盖住遗体，再放一个大背篓。必须非常小心，确保墓穴里不进入任何东西。绝不能让苍蝇飞进去！也不能让猫跑到房间里！（注：特别小心不能让苍蝇进入墓穴，否则遗体可能会生蛆。）但在此之前，我们会点燃酥油灯。（注：酥油灯不仅照亮了这个昏暗的房间，也象征性地为死者带来了光明。）</text:p>
      <text:p text:style-name="P1">在家里这座临时墓穴里停放十五天。酥油灯会整天燃着，始终点着！</text:p>
      <text:p text:style-name="P1">在这段期间，每天会给死者奉上三餐。早上起床时，我们摩梭人会泡茶，不是吗？然后，我们对死者说：“请品尝一点茶！”（用非常礼貌的语气）我们向死者说话！会为她奉上食物。象征性地让她吃饭。中午也是如此：我们会给她奉上一顿饭，并对她说：“请品尝这顿饭！”每次用餐时，都会同时为死者准备食物。以前，在遗体停放在家的十五天里，我们摩梭人会在每顿饭时哭泣！当我们的父母去世后，当我们为他们摆好食物时，我们会哭！在泪水中，我们对他们说：“妈妈，请用餐吧！妈妈，请喝吧！”</text:p>
      <text:p text:style-name="P4">村里的每一户家庭都会来点酥油灯。村子里有四十户人家，就会有四十户来点酥油灯！他们会带来一个鸡蛋面团、一碗谷物、一斤油。我们就把这些礼物放在死者前面！她的碗，真的装满了食物。</text:p>
      <text:p text:style-name="P6"><text:span text:style-name="T1">我们摩梭人常说：“不能只给客人盛一勺饭！”这就是因为我们区分生者和死者。对死者，我们只盛一勺饭：无论是在遗体停放家中十五天期间供奉的完整饭菜，还是在日常餐前于炉角供奉给祖先的食物，都是一勺。死者的碗，我们用一勺就可以装满了！但平时，活人用餐要以两勺为单位：盛了第一勺之后，必须再添一勺，即使是很小的一勺。我们说：“盛饭时要从锅里舀两次！”这是为了区分死者和活人，因为对死者只舀一次。这在过去是摩梭人的传统！家中的女人（阿姨们）会教导那些不懂规矩的年轻人：“喂，你在干嘛？盛饭要盛两勺！不能只盛一勺！只有在供奉死者时才这样！”</text:span></text:p>
      <text:p text:style-name="P7">不仅是村里的人会点酥油灯，对吧。在嘎尔、拉瓦和开基这些村庄里，我们还有家人和朋友！他们带来了饼子和琵琶肉，把这些东西放进礼盒里。我们把这些称作‘蜡烛肉’，意思是当人们来为死者点酥油灯时，所献上的肉块。死者的家人会摆放这些礼物，对着遗体说道：“你看，他们来点灯了！他们来看你了！”每次有人来，我们都会哭泣。这就是当地的习俗。</text:p>
      <text:p text:style-name="P7">火化仪式必须在第十六天进行，所以我们会在第十五天去请僧侣。僧侣们会吟诵经文三天！如果你有三四个孩子，长女负责一天的费用，次女负责第二天的费用，最小的女儿负责最后一天。我们的孩子轮流担任仪式主持。例如，某位女儿负责请僧侣一天，僧侣全天诵经，而<text:soft-page-break/>这一天的费用由她支付。已婚的女儿也可以参加她母亲的葬礼，这和其他民族的习俗不同（例如汉族和纳西族），在这些民族中，已婚女人不再被视为其娘家正式的一员。</text:p>
      <text:p text:style-name="P7">当村民们来吊唁时，他们会带着礼盒，还带着钱。我们会说：“这个家庭得操办葬礼；长子是仪式主持人，我们得去帮忙！”在过去，摩梭人的传统中，长子负责晚餐，长女负责午餐。（注：他们并不是自己下厨，而是负担费用提供食材，并感谢那些愿意帮忙煮饭和洗碗的人。）最小的女儿负责火化仪式后早晨的早餐，也就是那些参加火化仪式的人吃的早餐。这是相对轻松的任务！（解释：早餐只是简单的小点心，参与者人数少，基本上只有村里的人。）因此，这项任务通常交给最小的女儿，而其姐姐们负责更为重要的准备工作，比如前几天的午餐和晚餐。因为人数不多，最小的女儿完全能胜任！有句古老的谚语说：“长女负责晚餐！”那些不在现场的孩子无法帮忙，因此所有准备工作都由在场的孩子负责。</text:p>
      <text:p text:style-name="P7">火化仪式在第十六天进行。为此，从第十三天开始，我们会召集村里的人，告诉他们：“来帮帮我们吧！我们必须送母亲回到灵魂的国度！”即便那些人不是村里的居民，他们也会前来帮忙。我们热情接待客人。来自村里的客人会主动帮忙。（注：远道而来的客人则作为贵宾，不需要做任何家务。）</text:p>
      <text:p text:style-name="P5">寺院里的僧侣们被请来，达巴祭司也被请来。要进行“递过酒”仪式。这就是传统！</text:p>
      <text:p text:style-name="P1">所谓“递过酒”仪式是什么呢？就是这样的<text:span text:style-name="T2">：</text:span>那些已经死去的人<text:span text:style-name="T2">，</text:span>那些很久以前就去世的祖先，他们已经经历了死亡；所以，是他们在亡灵的世界迎接逝者。通过他们，我们把这个世界的消息，我们家里发生的事情传达给死者。主持“递过酒”仪式的达巴祭司手持一碗酒，象征性地传递给亡者；他反复诵经。这个仪式，每家都要派一个人去参加！千真万确。大家一起坐着，一起哭<text:span text:style-name="T3">。</text:span>大声为死者哀悼：<text:span text:style-name="T3">“</text:span>没有你，我该怎么活下去？现在你走了，我的生活怎么继续呢？当你还在的时候，我们可以一起做这个<text:span text:style-name="T3">，</text:span>做那个……我好想你；我该怎么办？<text:span text:style-name="T3">”</text:span>就是这样排排坐着哭！然后，达巴祭司一家一家地叫名字<text:span text:style-name="T3">。“</text:span>你们家的女儿在叫你们，她来做“递过酒”仪式了！<text:span text:style-name="T3">”</text:span>然后他对活着的人说：<text:span text:style-name="T3">“</text:span>你们快来吧！<text:span text:style-name="T3">”</text:span>村里人一家接一家地带着酒来。这个“递过酒”仪式是在火化前一天举行的。和尚们诵经；达巴祭司主持“递过酒”仪式<text:span text:style-name="T3">，</text:span>给死者送酒。给达巴半升酒<text:span text:style-name="T3">，</text:span>给死者半升酒！放在他面前的碗里；给他倒几滴这酒<text:span text:style-name="T4">。</text:span>达巴不停地诵经；我们则哭泣<text:span text:style-name="T4">。</text:span>再次倒几滴酒<text:span text:style-name="T4">。摩梭人</text:span>以前就是这样办丧事的！</text:p>
      <text:p text:style-name="P1">之后，死亡之后，火化之后，就是七天后，我们又请和尚来。给死者献食。四十九天内，要给死者献食！到了这四十九天结束时，当和尚完成了所有规定的仪式，当结束丧葬仪式的时候到了，你这个死者就彻底离开家园。我，活着的人，从此孤独一人活下去<text:span text:style-name="T4">。</text:span>与生者的联系就此断绝<text:span text:style-name="T4">。</text:span>可以分开<text:soft-page-break/>了，死亡就此完成<text:span text:style-name="T4">。</text:span>生死之间现在有了一条清晰的界限。死后四十九天，生者与死者分离<text:span text:style-name="T4">。</text:span>死者走他的路。活着的人，现在可以说：<text:span text:style-name="T4">“</text:span>我的母亲死了<text:span text:style-name="T4">。”</text:span>这就是人们说的<text:span text:style-name="T4">。</text:span>据说如果不这样做，到第四十九天，死者会回来，跨坐在门槛上！他不会循着应该走的路，走向来世<text:span text:style-name="T4">。</text:span>至于这是不是真的，我们不知道，对吧。摩梭人以前就是这么说的。说死者会跨坐在门槛上！所以，在那段时间（在四十九天过去之前），当你把柴火抱进屋里时，不能砰地一声扔在门口！否则可能会惊扰还没离开房子、正跨坐在门槛上的灵魂。以前老人家就是这么说的：<text:span text:style-name="T4">“</text:span>放柴火的时候，要轻轻地放！<text:span text:style-name="T4">”</text:span>据说直到第四十九天都要小心<text:span text:style-name="T4">。</text:span>四十九天过后，各走各的路。</text:p>
      <text:p text:style-name="P9">我经历过多少次丧事呢：四次吗？我母亲；我祖母；我的三个舅舅和叔叔<text:span text:style-name="T4">，</text:span>总共是五次<text:span text:style-name="T4">。</text:span>不，其实是六次：我祖母有六个孩子，现在只剩一个了！（注：还在世的那位<text:span text:style-name="T4">，</text:span>是说话人母亲的妹妹。）舅舅们叔叔们，四个都死了<text:span text:style-name="T4">。</text:span>家里有两个女儿和四个儿子，对吧<text:span text:style-name="T4">。</text:span>现在只剩一个女儿……只剩我的一个姑姑！</text:p>
      <text:p text:style-name="P10">说到这些男人中的一个，那时候，我还不太了解他。战争最后一年，他被安排去当兵；去民兵队。参加民兵队，打土匪！就死在那里。他被临时埋在宁蒗……其他三个舅舅是在家里去世的，我参加了他们的葬礼。村里人都要请来。仪式的重要部分是分享琵琶肉。在摩梭人中，琵琶肉是很重要的！你看到我家里的那些了吗？每家的储藏室里都有很多琵琶肉<text:span text:style-name="T5">。</text:span>遇到丧事，每个人轮流分到一片<text:span text:style-name="T5">。</text:span>就是这样分配的<text:span text:style-name="T5">：</text:span>请和尚来；给重要的和尚，每顿饭都给这么大一块！下一顿，又给一大块肉！光是给和尚的礼物就要用掉整整一头琵琶肉）！（注：人们对和尚非常慷慨；他们自己从不直接要求什么：无论给多给少，他们都以同样庄重的方式表示感谢。）把琵琶肉放在直径约一米的竹篮里切；给每个人一块；就是这样分配的！</text:p>
      <text:p text:style-name="P1">现在说不要再做这种腊肉了！有过浪费琵琶肉的情况<text:span text:style-name="T5">。</text:span>有些家庭的琵琶肉年复一年都没吃完。全村开会讨论过，决定不再要求在重要场合非得有琵琶肉<text:span text:style-name="T5">。</text:span>（解释：村里集体决定废除在重大场合赠送腊肉的习俗；每家仍可自由制作供自己食用，招待客人<text:span text:style-name="T5">，</text:span>但琵琶肉不再看作必不可少的礼品。）我祖母和母亲去世后，我们还分享过琵琶肉！这还不到十年<text:span text:style-name="T6">。……</text:span>哦，应该也有十年了<text:span text:style-name="T6">。</text:span>大约十年前还在分享；现在只送给和尚了。</text:p>
      <text:p text:style-name="P11">我们这里的和尚，当有人去世时，要请二十个，或十五个，或十八个，或十个，或七个。七个和尚，这不太难找！如果找不到二十个，你总能设法找到七个<text:span text:style-name="T7">。</text:span>我们称之为<text:span text:style-name="T7">“</text:span>一个班<text:span text:style-name="T7">”</text:span>。说这就像一个完整的班级来到死者家里<text:span text:style-name="T7">【</text:span>和尚们组成一个团体，一起诵经等<text:span text:style-name="T7">】</text:span>。<text:span text:style-name="T7">“</text:span>一个班<text:span text:style-name="T7">”</text:span>（藏语借词），用现在的说法，就像<text:span text:style-name="T7">“</text:span>一个学校班级<text:span text:style-name="T7">”</text:span>（汉语借词），对吧！</text:p>
      <text:p text:style-name="P1">我祖母，她去请二十个和尚！给这二十个和尚很多钱。给重要的和尚一千元；不太重要的五百元；稍微次一点的三百元。根据和尚的地位给予报酬！七……三……十……二十……十五<text:span text:style-name="T8">：</text:span>就是这样根据和尚的地位调整报酬！（解释：礼物和金钱的计数是按照地位，四舍五入到象征性的数字，如3、7、10、15、20。）某某，一个重要的和尚，给他二十[某种礼物的单位：<text:soft-page-break/>例如<text:span text:style-name="T8">，二十块</text:span>饼]<text:span text:style-name="T8">。</text:span>然后，给稍微次一点的十五！（解释：按顺序分发，从最重要的开始<text:span text:style-name="T8">。</text:span>分发时<text:span text:style-name="T8">，</text:span>所有和尚都坐在主屋里。）当某人得到了十五，就转到十！十之后，转到七！七之后，转到三！比如，肉是一次给三斤。钱是一次给三元。这样，就请到二十个和尚<text:span text:style-name="T8">。</text:span></text:p>
      <text:p text:style-name="P1">有些和尚不来家里<text:span text:style-name="T8">。</text:span>如果你没时间，你就在自己的寺庙里诵经<text:span text:style-name="T8">。</text:span>不来家里的和尚也要送一份供品。每顿饭，一片肉！饼也要分。我啊，当我守灵时，在我家里，是长子守灵，对吧。不能有粗暴的动作！</text:p>
      <text:p text:style-name="P12">现在说的<text:span text:style-name="T8">‘</text:span>糖果<text:span text:style-name="T8">’</text:span>（汉语借词）<text:span text:style-name="T8">，</text:span>以前叫<text:span text:style-name="T8">‘</text:span>糖<text:span text:style-name="T8">’</text:span>！说<text:span text:style-name="T8">‘</text:span>白糖<text:span text:style-name="T8">’</text:span>，<text:span text:style-name="T8">‘</text:span>红糖<text:span text:style-name="T8">’</text:span>。糖，每个和尚都发一块。两个米饼！一个茶饼！那天晚上，钱不能省！（注：这些捐赠代表着善行；不要为这巨大的开支感到遗憾。）晚上，和尚们诵经；他们坐着；一遍又一遍地诵经。当时机合适时，村里有人喊：<text:span text:style-name="T8">“</text:span>好！是某某来分饼！是达石拉姆来分饼！<text:span text:style-name="T8">”</text:span>或者：<text:span text:style-name="T8">“</text:span>是次尔拉姆来分饼！<text:span text:style-name="T9">”</text:span>主办丧事的人不计较开支！</text:p>
      <text:p text:style-name="P1">现在分糖果。以前是糖块！如果和尚人多，买两三大包糖果，放在盘子里。每人抓一把。<text:span text:style-name="T10">米饼</text:span>，发三个！给另一个发四个：整整一盘子饼！四个四个地分饼。如果请十个和尚，就分四十个饼。如果是在我们家办丧事，由其他家的人来分发。</text:p>
      <text:p text:style-name="P1">当我家被叫去担任这个角色时，是我来分发，对吧<text:span text:style-name="T11">。</text:span>下一次，人们会回报，来我家组织仪式<text:span text:style-name="T11">。</text:span>在村里，当有人去世时，我被安排在另一户人家分发食物。当家庭的朋友来担任仪式主持人时，就是这样分享！大家说：<text:span text:style-name="T11">“</text:span>诶！他们家有丧事；上次是她们来我们家分饼（=在我们家担任仪式主持人）<text:span text:style-name="T11">，</text:span>所以现在轮到我们去她们家分饼（=去她们家担任仪式主持人）！<text:span text:style-name="T11">”</text:span>当有人去世时，准备饼都要三四天时间呢！</text:p>
      <text:p text:style-name="P13">在我们这里，人们说<text:span text:style-name="T12">“</text:span>汉人家里死了人，他们会变富！而摩梭人家里死了人，他们会变穷！<text:span text:style-name="T12">”</text:span>这是因为我们在有丧事时，为了招待客人和报酬和尚，会花光家里所有的储备。我们对和尚非常慷慨<text:span text:style-name="T12">。</text:span>也给周围村子的人丰富的食物。客人来得很多，带着礼盒<text:span text:style-name="T12">。</text:span>他们也很慷慨：带来酒、钱、饼等等作为回礼，主人在他们的礼盒里放各种礼物，如茶叶、烟叶、一片琵琶肉等<text:span text:style-name="T12">。</text:span>就是这样在他们的礼盒里回礼！这是摩梭人的传统。至于汉人，即使他们带来礼盒，倒出来也没多少东西呢<text:span text:style-name="T12">。</text:span>（解释：女主人来倒礼盒：到了收礼物的人家，庄重地把礼盒放在女主人面前，她把盒子倒过来，展示带来的礼物，然后放入其它礼物作为回礼，再把盒子还给访客。她顺便能感觉出来谁家给什么样的礼物<text:span text:style-name="T12">。</text:span>）</text:p>
      <text:p text:style-name="P1">在摩梭人这边<text:span text:style-name="T12">，</text:span>举办婚礼也同样有大量的礼物交换<text:span text:style-name="T12">。</text:span>客人带着礼盒来，而主人买各种好东西招待：饼干、水果糖、香烟、茶叶等等<text:span text:style-name="T12">。</text:span>有些人在礼盒里放饼干，代替米饼。</text:p>
      <text:p text:style-name="P1">以前，真的，如果有人带来一盒子饼，当他要回去时，还要还给他几个<text:span text:style-name="T12">。</text:span>这就是习俗。当远道而来的客人来访时，他们在礼盒里除了食品以外还放一元钱。</text:p>
      <text:p text:style-name="P1"><text:soft-page-break/>对摩梭人来说，有人去世是整个社区的大事！人们对死者表现出最大的关心。摩梭人在丧礼上用光所有储备！要用完死者留下的所有储备。父母养育了孩子；他们积累了储备，给了孩子；在他们死后，孩子们为父母花光一切<text:span text:style-name="T12">。</text:span>据说父母能带走他们的孩子在丧礼期间分发的所有好东西。这是人们说的；至于是不是真的，我们不知道<text:span text:style-name="T12">。</text:span>人死了就结束了，对嘛！但是，以前就是有这样的习俗。一切结束后，据说不要把父母的死一直记在心上。</text:p>
      <text:p text:style-name="P1"/>
      <text:p text:style-name="P13"><text:span text:style-name="T13">【</text:span>在拉他咪女士看来，提到自己的死亡并不是禁忌，她在谈话中偶尔会提到<text:span text:style-name="T12">。</text:span>她希望在那个时刻传统能得到遵循。<text:span text:style-name="T13">】</text:span></text:p>
      <text:p text:style-name="P14"/>
      <text:p text:style-name="P8">【翻译说明<text:span text:style-name="T13">：</text:span>2024年12月根据法文全篇整理文而翻译，译文第一部分（从第一句至“他们会带来一个鸡蛋面团、一碗谷物、一斤油。我们就把这些礼物放在死者前面”）由GPT-4o软件自动生成，第二部分（一直到头）由Claude 3.5 Sonnet（claude.ai）软件自动生成。译文经人工改编和校对。米可对最终文本承担全部责任。】</text:p>
      <text:p text:style-name="P8"/>
      <text:h text:style-name="Heading_20_1" text:outline-level="1">Ancienne traduction (partielle) : </text:h>
      <text:p text:style-name="P15">（汉语翻译只开始翻译前面一段）</text:p>
      <text:p text:style-name="P15"><text:tab/>从前，当有人死了的时候，这是全村的大事情。如果是在晚上去世的话，要到第二天早上去找和尚。和尚到了以后，我们就通知全村人。这天早上，儿子们就去各家磕头报丧（他们）说：“我母亲不在了！”（他们）这样磕头。在村子里，如果有三十家，就要这么做三十次！有四十家，也得这么做！要去各家磕头！要去各家磕头！村子里的每一家都出一个人来帮忙！一家一人！大家都来的那天，也把和尚请来念经！念完了经，就开始装殓！我们把这叫做“做准备”！村子里有年轻男人知道怎么做这个事情。他知道怎么包裹身体。也知道怎么清洗。如果死者是个女人，就由男人来给她梳洗。我们那边，如果死者是个女人，就由男人来给她洗。不像汉族的习惯，不能由女人来装殓女人。是一个年轻男人来装殓。梳头发。洗身体。摩梭人在家里有一个地方叫 /ɬi˩ʈɯ˩mæ˥/，在对着门的房间正中央。这个地方，用来停放尸体的，也是在这儿清洗尸体。清洗完了以后，把尸体放在火塘侧边：/gɤ˧qo˥/。放去世的人的地方，我们摩梭人称作“火塘上”：/gɤ˧qo˥/！放去世的人的地方，就是“火塘上”：/gɤ˧qo˥/！人死之后，就要先洗，是在火塘下面洗的（在对着房门正中央的地方：/ɬi˩ʈɯ˩mæ˥/）。洗好了，就会来一个年轻男人，懂得怎么做的人！他知道怎么把腿蜷起来，把胳膊绑起来。他指挥别人和他一起做。由四个男人一起把尸体缠绑好。他们用麻布来绑。家里存有专门用来绑尸体的麻布。需要十二庹布！按照传统，需要十二庹布来绑尸体。用十二庹布来绑尸体。布只有一拃宽。只有这么宽，而且还要撕成两半！撕成两半，<text:soft-page-break/>把布在手上卷成一团，然后开始绑！绑完了，放好，让她坐着。不是像汉族一样，让身体平躺着！拿很白的布，缝一个大口袋！然后把尸体放在口袋里，扎紧袋口。现在要放在“独帕”里面了，不是嘛！摩梭人有一间房间叫“独帕”，专门用来暂存尸体！人死了以后，我们把她叫做“尸体”！‘独帕’（存粮食的地方），就是停尸房。在‘独帕’（存粮食的地方）里面挖一个坑，把尸体放在里面。然后上面盖一口大锅，再放一个大背篓。任何东西都不能掉进去！苍蝇一定不能进去！猫不能去里面走动！之前，我们点上油灯。尸体停放在家里十五天，油灯一直不断地点着。一直不断地点着！一天上贡三顿，早上起来煮茶，早上起来煮茶，上贡，跟死者说：“要不要品一点茶？”我们对死者说话。我们上贡食物，给他吃。也上贡午饭！上贡午饭，又说：“尝尝味道吧！”这样，一天三次！上贡三顿！从前，在服丧期间，每吃一顿饭，都哭一次，父母去世以后！父母去世以后，给死者上贡的时候，我们要哭丧！上贡以后，我们说一句：“阿妈，吃饭吧！喝茶吧！”这样说着，哭着。一天哭三次。在家停尸十五天。停尸十五天，哭十五天！大家来点油灯！如果村子里有四十户人家，就有四十户人家来点油灯！他们拿着一团鸡蛋面团、一碗杂粮、一斤油。从前就是拿这些礼物来。把这些礼物放在死者前面。食物是这样子的，确确实实地：满满一大碗。我们摩梭人，有人来家里的时候，不能给客人只吃一勺饭！给去世的人贡饭，要一勺就把碗盛满。要给他一碗饭嘛！给活着的人，就不能只给一勺（要有所区分），饭要两勺两勺地给。先盛一勺，再添一勺。人家说：“要盛两勺！”对去世的人，只盛一次！活着的人，吃的东西，要盛两勺！盛一碗饭，要盛两勺！先盛一小块，再盛一大块！从前，摩梭人就是这样的习俗！上辈女人会这样批评不懂规矩的年轻人：“你怎么这么盛饭？”“饭要给两勺！不能只给一勺！”“死人才只给一勺呢！”老人会这样教训。 不知情的人，他们长辈就会这么告诫他。一碗汤、一碗米，一天三次：是这样上贡饭的。家人哭着！每次煮茶，要给死者上贡。说：“品品茶吧！”油灯要一直点着！不仅是村子里的人，还有各方来的亲朋好友都来点灯！如果村子里有四十家，那四十家都点灯以外，还有更远的地方的人：咱们是在gæ˧ɻæ˩、lɑ˧ŋwɤ˧、qʰæ˧tɕʰi˧那些村子都有亲戚！咱们两个是有朋友的！亲戚，那些，也都来！过去，客人是一村一村地来。给那些来点灯的客人呢……人家烤饼，带过来！他们这样切一片琵琶肉（当礼物，给办丧礼的那一家）！在礼物盒子里……要带礼物盒！（那些礼物：饼、肉……都）放在礼物盒里！我们（将这种礼物）称作“点灯的肉片”！以前，（我们）切一片肉，叫做“点灯的肉片”！我们（在礼物盒里）放一片肉！人家来点灯的话，（他们先）烤饼、带过来！（主人将收到的礼物）这样存起来！然后，对尸体说：“嗯！他们是来点灯的，是来看你的！”每来一个人，（去世的人的家人）哭一次！摩梭人是这样做的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Kaiti" svg:font-family="STKaiti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5:25:25.148255031</meta:creation-date>
    <dc:date>2024-12-26T21:41:19.373167938</dc:date>
    <meta:editing-duration>PT14H2M13S</meta:editing-duration>
    <meta:editing-cycles>27</meta:editing-cycles>
    <meta:generator>LibreOffice/24.2.7.2$Linux_X86_64 LibreOffice_project/420$Build-2</meta:generator>
    <meta:document-statistic meta:table-count="0" meta:image-count="0" meta:object-count="0" meta:page-count="7" meta:paragraph-count="38" meta:word-count="7820" meta:character-count="8012" meta:non-whitespace-character-count="7998"/>
  </office:meta>
</office:document-meta>
</file>